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066b21" officeooo:paragraph-rsid="00066b21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officeooo:rsid="00066b21"/>
    </style:style>
    <style:style style:name="T2" style:family="text">
      <style:text-properties officeooo:rsid="0007078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ecification de « C’est quoi <text:span text:style-name="T1">ça? »</text:span></text:p>
      <text:list xml:id="list5033743699698596660" text:style-name="L1">
        <text:list-item>
          <text:p text:style-name="P1">Le programme demande à utilisateur de saisir au clavier un double.</text:p>
        </text:list-item>
        <text:list-item>
          <text:p text:style-name="P1">Le double saisi (X) va être comparé au double constant X2.</text:p>
        </text:list-item>
        <text:list-item>
          <text:p text:style-name="P1">Si X est <text:span text:style-name="T2">positif</text:span>, X2 va prendre la valeur de X et est imprimé sur l’écran.</text:p>
        </text:list-item>
        <text:list-item>
          <text:p text:style-name="P1">Si X est négatif, X2 va prendre la valeur absolue de X et est imprimé sur l’écra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4:14:47.373891344</meta:creation-date>
    <dc:date>2018-09-13T14:22:37.432224612</dc:date>
    <meta:editing-duration>PT7M4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66" meta:character-count="323" meta:non-whitespace-character-count="266"/>
  </office:meta>
</office:document-meta>
</file>